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8-10-01</text:p>
          </table:table-cell>
        </table:table-row>
        <table:table-row table:style-name="ro2">
          <table:table-cell office:value-type="string" calcext:value-type="string">
            <text:p><text:a xlink:href="javascript:sym(7929)" xlink:type="simple">Anj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안주시</text:p>
          </table:table-cell>
          <table:table-cell office:value-type="string" calcext:value-type="string">
            <text:p>PYN</text:p>
          </table:table-cell>
          <table:table-cell office:value-type="float" office:value="167646" calcext:value-type="float">
            <text:p>167646</text:p>
          </table:table-cell>
        </table:table-row>
        <table:table-row table:style-name="ro2">
          <table:table-cell office:value-type="string" calcext:value-type="string">
            <text:p><text:a xlink:href="javascript:sym(37911)" xlink:type="simple">Ch'ŏllima</text:a>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천리마구역</text:p>
          </table:table-cell>
          <table:table-cell office:value-type="string" calcext:value-type="string">
            <text:p>PYN</text:p>
          </table:table-cell>
          <table:table-cell office:value-type="float" office:value="102436" calcext:value-type="float">
            <text:p>102436</text:p>
          </table:table-cell>
        </table:table-row>
        <table:table-row table:style-name="ro2">
          <table:table-cell office:value-type="string" calcext:value-type="string">
            <text:p><text:a xlink:href="javascript:sym(7930)" xlink:type="simple">Ch'ŏngj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청진시</text:p>
          </table:table-cell>
          <table:table-cell office:value-type="string" calcext:value-type="string">
            <text:p>HYP</text:p>
          </table:table-cell>
          <table:table-cell office:value-type="float" office:value="614892" calcext:value-type="float">
            <text:p>614892</text:p>
          </table:table-cell>
        </table:table-row>
        <table:table-row table:style-name="ro2">
          <table:table-cell office:value-type="string" calcext:value-type="string">
            <text:p><text:a xlink:href="javascript:sym(29919)" xlink:type="simple">Chŏngj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정주시</text:p>
          </table:table-cell>
          <table:table-cell office:value-type="string" calcext:value-type="string">
            <text:p>PYP</text:p>
          </table:table-cell>
          <table:table-cell office:value-type="float" office:value="102659" calcext:value-type="float">
            <text:p>102659</text:p>
          </table:table-cell>
        </table:table-row>
        <table:table-row table:style-name="ro2">
          <table:table-cell office:value-type="string" calcext:value-type="string">
            <text:p><text:a xlink:href="javascript:sym(7931)" xlink:type="simple">Haej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해주시</text:p>
          </table:table-cell>
          <table:table-cell office:value-type="string" calcext:value-type="string">
            <text:p>HWN</text:p>
          </table:table-cell>
          <table:table-cell office:value-type="float" office:value="241599" calcext:value-type="float">
            <text:p>241599</text:p>
          </table:table-cell>
        </table:table-row>
        <table:table-row table:style-name="ro1">
          <table:table-cell office:value-type="string" calcext:value-type="string">
            <text:p><text:a xlink:href="javascript:sym(7932)" xlink:type="simple">Hamhŭng</text:a> (incl. Hŭngnam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함흥시</text:p>
          </table:table-cell>
          <table:table-cell office:value-type="string" calcext:value-type="string">
            <text:p>HYN</text:p>
          </table:table-cell>
          <table:table-cell office:value-type="float" office:value="703610" calcext:value-type="float">
            <text:p>703610</text:p>
          </table:table-cell>
        </table:table-row>
        <table:table-row table:style-name="ro2">
          <table:table-cell office:value-type="string" calcext:value-type="string">
            <text:p><text:a xlink:href="javascript:sym(29916)" xlink:type="simple">Hoeryŏ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회경시</text:p>
          </table:table-cell>
          <table:table-cell office:value-type="string" calcext:value-type="string">
            <text:p>HYP</text:p>
          </table:table-cell>
          <table:table-cell office:value-type="float" office:value="92494" calcext:value-type="float">
            <text:p>92494</text:p>
          </table:table-cell>
        </table:table-row>
        <table:table-row table:style-name="ro2">
          <table:table-cell office:value-type="string" calcext:value-type="string">
            <text:p><text:a xlink:href="javascript:sym(7933)" xlink:type="simple">Hŭich'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희천시</text:p>
          </table:table-cell>
          <table:table-cell office:value-type="string" calcext:value-type="string">
            <text:p>CHA</text:p>
          </table:table-cell>
          <table:table-cell office:value-type="float" office:value="136093" calcext:value-type="float">
            <text:p>136093</text:p>
          </table:table-cell>
        </table:table-row>
        <table:table-row table:style-name="ro2">
          <table:table-cell office:value-type="string" calcext:value-type="string">
            <text:p><text:a xlink:href="javascript:sym(8627)" xlink:type="simple">Hyes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혜산시</text:p>
          </table:table-cell>
          <table:table-cell office:value-type="string" calcext:value-type="string">
            <text:p>YAN</text:p>
          </table:table-cell>
          <table:table-cell office:value-type="float" office:value="174015" calcext:value-type="float">
            <text:p>174015</text:p>
          </table:table-cell>
        </table:table-row>
        <table:table-row table:style-name="ro2">
          <table:table-cell office:value-type="string" calcext:value-type="string">
            <text:p><text:a xlink:href="javascript:sym(29920)" xlink:type="simple">Kaech'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개천시</text:p>
          </table:table-cell>
          <table:table-cell office:value-type="string" calcext:value-type="string">
            <text:p>PYN</text:p>
          </table:table-cell>
          <table:table-cell office:value-type="float" office:value="262389" calcext:value-type="float">
            <text:p>262389</text:p>
          </table:table-cell>
        </table:table-row>
        <table:table-row table:style-name="ro2">
          <table:table-cell office:value-type="string" calcext:value-type="string">
            <text:p><text:a xlink:href="javascript:sym(7934)" xlink:type="simple">Kaesŏ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개성시</text:p>
          </table:table-cell>
          <table:table-cell office:value-type="string" calcext:value-type="string">
            <text:p>HWP</text:p>
          </table:table-cell>
          <table:table-cell office:value-type="float" office:value="192578" calcext:value-type="float">
            <text:p>192578</text:p>
          </table:table-cell>
        </table:table-row>
        <table:table-row table:style-name="ro2">
          <table:table-cell office:value-type="string" calcext:value-type="string">
            <text:p><text:a xlink:href="javascript:sym(7935)" xlink:type="simple">Kanggy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강계시</text:p>
          </table:table-cell>
          <table:table-cell office:value-type="string" calcext:value-type="string">
            <text:p>CHA</text:p>
          </table:table-cell>
          <table:table-cell office:value-type="float" office:value="251971" calcext:value-type="float">
            <text:p>251971</text:p>
          </table:table-cell>
        </table:table-row>
        <table:table-row table:style-name="ro2">
          <table:table-cell office:value-type="string" calcext:value-type="string">
            <text:p><text:a xlink:href="javascript:sym(37910)" xlink:type="simple">Kangsŏ</text:a>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강서구역</text:p>
          </table:table-cell>
          <table:table-cell office:value-type="string" calcext:value-type="string">
            <text:p>PYN</text:p>
          </table:table-cell>
          <table:table-cell office:value-type="float" office:value="119848" calcext:value-type="float">
            <text:p>119848</text:p>
          </table:table-cell>
        </table:table-row>
        <table:table-row table:style-name="ro3">
          <table:table-cell office:value-type="string" calcext:value-type="string">
            <text:p><text:a xlink:href="javascript:sym(7936)" xlink:type="simple">Kimch'aek</text:a> (Sŏngji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김책시</text:p>
          </table:table-cell>
          <table:table-cell office:value-type="string" calcext:value-type="string">
            <text:p>HYP</text:p>
          </table:table-cell>
          <table:table-cell office:value-type="float" office:value="155284" calcext:value-type="float">
            <text:p>155284</text:p>
          </table:table-cell>
        </table:table-row>
        <table:table-row table:style-name="ro2">
          <table:table-cell office:value-type="string" calcext:value-type="string">
            <text:p><text:a xlink:href="javascript:sym(7937)" xlink:type="simple">Kusŏ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구성시</text:p>
          </table:table-cell>
          <table:table-cell office:value-type="string" calcext:value-type="string">
            <text:p>PYP</text:p>
          </table:table-cell>
          <table:table-cell office:value-type="float" office:value="155181" calcext:value-type="float">
            <text:p>155181</text:p>
          </table:table-cell>
        </table:table-row>
        <table:table-row table:style-name="ro2">
          <table:table-cell office:value-type="string" calcext:value-type="string">
            <text:p><text:a xlink:href="javascript:sym(29918)" xlink:type="simple">Manp'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만포시</text:p>
          </table:table-cell>
          <table:table-cell office:value-type="string" calcext:value-type="string">
            <text:p>CHA</text:p>
          </table:table-cell>
          <table:table-cell office:value-type="float" office:value="82631" calcext:value-type="float">
            <text:p>82631</text:p>
          </table:table-cell>
        </table:table-row>
        <table:table-row table:style-name="ro2">
          <table:table-cell office:value-type="string" calcext:value-type="string">
            <text:p><text:a xlink:href="javascript:sym(29917)" xlink:type="simple">Munch'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문천시</text:p>
          </table:table-cell>
          <table:table-cell office:value-type="string" calcext:value-type="string">
            <text:p>KAN</text:p>
          </table:table-cell>
          <table:table-cell office:value-type="float" office:value="92525" calcext:value-type="float">
            <text:p>92525</text:p>
          </table:table-cell>
        </table:table-row>
        <table:table-row table:style-name="ro2">
          <table:table-cell office:value-type="string" calcext:value-type="string">
            <text:p><text:a xlink:href="javascript:sym(7938)" xlink:type="simple">Namp'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남포시</text:p>
          </table:table-cell>
          <table:table-cell office:value-type="string" calcext:value-type="string">
            <text:p>PYN</text:p>
          </table:table-cell>
          <table:table-cell office:value-type="float" office:value="310531" calcext:value-type="float">
            <text:p>310531</text:p>
          </table:table-cell>
        </table:table-row>
        <table:table-row table:style-name="ro2">
          <table:table-cell office:value-type="string" calcext:value-type="string">
            <text:p><text:a xlink:href="javascript:sym(8628)" xlink:type="simple">P'yŏngsŏ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평성시</text:p>
          </table:table-cell>
          <table:table-cell office:value-type="string" calcext:value-type="string">
            <text:p>PYN</text:p>
          </table:table-cell>
          <table:table-cell office:value-type="float" office:value="236583" calcext:value-type="float">
            <text:p>236583</text:p>
          </table:table-cell>
        </table:table-row>
        <table:table-row table:style-name="ro3">
          <table:table-cell office:value-type="string" calcext:value-type="string">
            <text:p><text:a xlink:href="javascript:sym(7939)" xlink:type="simple">P'yŏngyang</text:a> [Pyongy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평양시</text:p>
          </table:table-cell>
          <table:table-cell office:value-type="string" calcext:value-type="string">
            <text:p>PYY</text:p>
          </table:table-cell>
          <table:table-cell office:value-type="float" office:value="2521785" calcext:value-type="float">
            <text:p>2521785</text:p>
          </table:table-cell>
        </table:table-row>
        <table:table-row table:style-name="ro2">
          <table:table-cell office:value-type="string" calcext:value-type="string">
            <text:p><text:a xlink:href="javascript:sym(29915)" xlink:type="simple">Ras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라선시</text:p>
          </table:table-cell>
          <table:table-cell office:value-type="string" calcext:value-type="string">
            <text:p>HYP</text:p>
          </table:table-cell>
          <table:table-cell office:value-type="float" office:value="158337" calcext:value-type="float">
            <text:p>158337</text:p>
          </table:table-cell>
        </table:table-row>
        <table:table-row table:style-name="ro2">
          <table:table-cell office:value-type="string" calcext:value-type="string">
            <text:p><text:a xlink:href="javascript:sym(37908)" xlink:type="simple">Samjiy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삼지연시</text:p>
          </table:table-cell>
          <table:table-cell office:value-type="string" calcext:value-type="string">
            <text:p>YAN</text:p>
          </table:table-cell>
          <table:table-cell office:value-type="float" office:value="25558" calcext:value-type="float">
            <text:p>25558</text:p>
          </table:table-cell>
        </table:table-row>
        <table:table-row table:style-name="ro2">
          <table:table-cell office:value-type="string" calcext:value-type="string">
            <text:p><text:a xlink:href="javascript:sym(18753)" xlink:type="simple">Sariw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사리원시</text:p>
          </table:table-cell>
          <table:table-cell office:value-type="string" calcext:value-type="string">
            <text:p>HWP</text:p>
          </table:table-cell>
          <table:table-cell office:value-type="float" office:value="271434" calcext:value-type="float">
            <text:p>271434</text:p>
          </table:table-cell>
        </table:table-row>
        <table:table-row table:style-name="ro2">
          <table:table-cell office:value-type="string" calcext:value-type="string">
            <text:p><text:a xlink:href="javascript:sym(7940)" xlink:type="simple">Sinp'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신포시</text:p>
          </table:table-cell>
          <table:table-cell office:value-type="string" calcext:value-type="string">
            <text:p>HYN</text:p>
          </table:table-cell>
          <table:table-cell office:value-type="float" office:value="130951" calcext:value-type="float">
            <text:p>130951</text:p>
          </table:table-cell>
        </table:table-row>
        <table:table-row table:style-name="ro2">
          <table:table-cell office:value-type="string" calcext:value-type="string">
            <text:p><text:a xlink:href="javascript:sym(7941)" xlink:type="simple">Sinŭij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신의주시</text:p>
          </table:table-cell>
          <table:table-cell office:value-type="string" calcext:value-type="string">
            <text:p>PYP</text:p>
          </table:table-cell>
          <table:table-cell office:value-type="float" office:value="334031" calcext:value-type="float">
            <text:p>334031</text:p>
          </table:table-cell>
        </table:table-row>
        <table:table-row table:style-name="ro2">
          <table:table-cell office:value-type="string" calcext:value-type="string">
            <text:p><text:a xlink:href="javascript:sym(29921)" xlink:type="simple">Songri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송림시</text:p>
          </table:table-cell>
          <table:table-cell office:value-type="string" calcext:value-type="string">
            <text:p>HWP</text:p>
          </table:table-cell>
          <table:table-cell office:value-type="float" office:value="95878" calcext:value-type="float">
            <text:p>95878</text:p>
          </table:table-cell>
        </table:table-row>
        <table:table-row table:style-name="ro2">
          <table:table-cell office:value-type="string" calcext:value-type="string">
            <text:p><text:a xlink:href="javascript:sym(7942)" xlink:type="simple">Sunch'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순천시</text:p>
          </table:table-cell>
          <table:table-cell office:value-type="string" calcext:value-type="string">
            <text:p>PYN</text:p>
          </table:table-cell>
          <table:table-cell office:value-type="float" office:value="250738" calcext:value-type="float">
            <text:p>250738</text:p>
          </table:table-cell>
        </table:table-row>
        <table:table-row table:style-name="ro2">
          <table:table-cell office:value-type="string" calcext:value-type="string">
            <text:p><text:a xlink:href="javascript:sym(37909)" xlink:type="simple">Taean</text:a></text:p>
          </table:table-cell>
          <table:table-cell office:value-type="string" calcext:value-type="string">
            <text:p>CDist</text:p>
          </table:table-cell>
          <table:table-cell office:value-type="string" calcext:value-type="string">
            <text:p>대안구역</text:p>
          </table:table-cell>
          <table:table-cell office:value-type="string" calcext:value-type="string">
            <text:p>PYN</text:p>
          </table:table-cell>
          <table:table-cell office:value-type="float" office:value="66261" calcext:value-type="float">
            <text:p>66261</text:p>
          </table:table-cell>
        </table:table-row>
        <table:table-row table:style-name="ro2">
          <table:table-cell office:value-type="string" calcext:value-type="string">
            <text:p><text:a xlink:href="javascript:sym(7943)" xlink:type="simple">Tanch'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단천시</text:p>
          </table:table-cell>
          <table:table-cell office:value-type="string" calcext:value-type="string">
            <text:p>HYN</text:p>
          </table:table-cell>
          <table:table-cell office:value-type="float" office:value="240873" calcext:value-type="float">
            <text:p>240873</text:p>
          </table:table-cell>
        </table:table-row>
        <table:table-row table:style-name="ro2">
          <table:table-cell office:value-type="string" calcext:value-type="string">
            <text:p><text:a xlink:href="javascript:sym(7944)" xlink:type="simple">Tŏkch'ŏ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덕천시</text:p>
          </table:table-cell>
          <table:table-cell office:value-type="string" calcext:value-type="string">
            <text:p>PYN</text:p>
          </table:table-cell>
          <table:table-cell office:value-type="float" office:value="210571" calcext:value-type="float">
            <text:p>210571</text:p>
          </table:table-cell>
        </table:table-row>
        <table:table-row table:style-name="ro2">
          <table:table-cell office:value-type="string" calcext:value-type="string">
            <text:p><text:a xlink:href="javascript:sym(7945)" xlink:type="simple">Wŏns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원산시</text:p>
          </table:table-cell>
          <table:table-cell office:value-type="string" calcext:value-type="string">
            <text:p>KAN</text:p>
          </table:table-cell>
          <table:table-cell office:value-type="float" office:value="328467" calcext:value-type="float">
            <text:p>328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39:11.234038100</meta:creation-date>
    <dc:date>2025-04-17T07:39:18.842864700</dc:date>
    <meta:editing-duration>PT7S</meta:editing-duration>
    <meta:editing-cycles>1</meta:editing-cycles>
    <meta:document-statistic meta:table-count="1" meta:cell-count="160" meta:object-count="0"/>
    <meta:generator>LibreOffice/25.2.2.2$Windows_X86_64 LibreOffice_project/7370d4be9e3cf6031a51beef54ff3bda878e3fac</meta:generator>
  </office:meta>
</office:document-meta>
</file>